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8799714217671" calcext:value-type="float">
            <text:p>95,88</text:p>
          </table:table-cell>
          <table:table-cell table:style-name="ce3" table:formula="of:=([.F2]/12597)*100" office:value-type="float" office:value="4.12002857823291" calcext:value-type="float">
            <text:p>4,12</text:p>
          </table:table-cell>
          <table:table-cell office:value-type="float" office:value="1866" calcext:value-type="float">
            <text:p>1866</text:p>
          </table:table-cell>
          <table:table-cell table:style-name="ce4" table:formula="of:=[.E18]+[.H18]" office:value-type="float" office:value="12078" calcext:value-type="float">
            <text:p>12078</text:p>
          </table:table-cell>
          <table:table-cell table:formula="of:=12597-[.E2]" office:value-type="float" office:value="519" calcext:value-type="float">
            <text:p>519</text:p>
          </table:table-cell>
          <table:table-cell office:value-type="float" office:value="89.0341670513" calcext:value-type="float">
            <text:p>89,0341670513</text:p>
          </table:table-cell>
          <table:table-cell office:value-type="float" office:value="3.67078185081" calcext:value-type="float">
            <text:p>3,670781850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5227435103596" calcext:value-type="float">
            <text:p>95,52</text:p>
          </table:table-cell>
          <table:table-cell table:style-name="ce3" table:formula="of:=([.F3]/12597)*100" office:value-type="float" office:value="4.47725648964039" calcext:value-type="float">
            <text:p>4,48</text:p>
          </table:table-cell>
          <table:table-cell office:value-type="float" office:value="2365" calcext:value-type="float">
            <text:p>2365</text:p>
          </table:table-cell>
          <table:table-cell table:style-name="ce4" table:formula="of:=[.E19]+[.H19]" office:value-type="float" office:value="12033" calcext:value-type="float">
            <text:p>12033</text:p>
          </table:table-cell>
          <table:table-cell table:formula="of:=12597-[.E3]" office:value-type="float" office:value="564" calcext:value-type="float">
            <text:p>564</text:p>
          </table:table-cell>
          <table:table-cell office:value-type="float" office:value="153.042709112" calcext:value-type="float">
            <text:p>153,042709112</text:p>
          </table:table-cell>
          <table:table-cell office:value-type="float" office:value="4.60201501846" calcext:value-type="float">
            <text:p>4,602015018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935540207986" calcext:value-type="float">
            <text:p>95,94</text:p>
          </table:table-cell>
          <table:table-cell table:style-name="ce3" table:formula="of:=([.F4]/12597)*100" office:value-type="float" office:value="4.06445979201397" calcext:value-type="float">
            <text:p>4,06</text:p>
          </table:table-cell>
          <table:table-cell office:value-type="float" office:value="2658" calcext:value-type="float">
            <text:p>2658</text:p>
          </table:table-cell>
          <table:table-cell table:style-name="ce4" table:formula="of:=[.E20]+[.H20]" office:value-type="float" office:value="12085" calcext:value-type="float">
            <text:p>12085</text:p>
          </table:table-cell>
          <table:table-cell table:formula="of:=12597-[.E4]" office:value-type="float" office:value="512" calcext:value-type="float">
            <text:p>512</text:p>
          </table:table-cell>
          <table:table-cell office:value-type="float" office:value="138.579992056" calcext:value-type="float">
            <text:p>138,579992056</text:p>
          </table:table-cell>
          <table:table-cell office:value-type="float" office:value="5.15815424919" calcext:value-type="float">
            <text:p>5,158154249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3639755497341" calcext:value-type="float">
            <text:p>95,36</text:p>
          </table:table-cell>
          <table:table-cell table:style-name="ce3" table:formula="of:=([.F5]/12597)*100" office:value-type="float" office:value="4.63602445026594" calcext:value-type="float">
            <text:p>4,64</text:p>
          </table:table-cell>
          <table:table-cell office:value-type="float" office:value="1816" calcext:value-type="float">
            <text:p>1816</text:p>
          </table:table-cell>
          <table:table-cell table:style-name="ce4" table:formula="of:=[.E21]+[.H21]" office:value-type="float" office:value="12013" calcext:value-type="float">
            <text:p>12013</text:p>
          </table:table-cell>
          <table:table-cell table:formula="of:=12597-[.E5]" office:value-type="float" office:value="584" calcext:value-type="float">
            <text:p>584</text:p>
          </table:table-cell>
          <table:table-cell office:value-type="float" office:value="96.2169251442" calcext:value-type="float">
            <text:p>96,2169251442</text:p>
          </table:table-cell>
          <table:table-cell office:value-type="float" office:value="3.57656502724" calcext:value-type="float">
            <text:p>3,576565027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8648090815274" calcext:value-type="float">
            <text:p>98,86</text:p>
          </table:table-cell>
          <table:table-cell table:style-name="ce3" table:formula="of:=([.F6]/12597)*100" office:value-type="float" office:value="1.13519091847265" calcext:value-type="float">
            <text:p>1,14</text:p>
          </table:table-cell>
          <table:table-cell office:value-type="float" office:value="1603" calcext:value-type="float">
            <text:p>1603</text:p>
          </table:table-cell>
          <table:table-cell table:style-name="ce4" table:formula="of:=[.E22]+[.H22]" office:value-type="float" office:value="12454" calcext:value-type="float">
            <text:p>12454</text:p>
          </table:table-cell>
          <table:table-cell table:formula="of:=12597-[.E6]" office:value-type="float" office:value="143" calcext:value-type="float">
            <text:p>143</text:p>
          </table:table-cell>
          <table:table-cell office:value-type="float" office:value="181.839648962" calcext:value-type="float">
            <text:p>181,839648962</text:p>
          </table:table-cell>
          <table:table-cell office:value-type="float" office:value="3.17028713226" calcext:value-type="float">
            <text:p>3,170287132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5386203064222" calcext:value-type="float">
            <text:p>95,54</text:p>
          </table:table-cell>
          <table:table-cell table:style-name="ce3" table:formula="of:=([.F7]/12597)*100" office:value-type="float" office:value="4.46137969357784" calcext:value-type="float">
            <text:p>4,46</text:p>
          </table:table-cell>
          <table:table-cell office:value-type="float" office:value="1857" calcext:value-type="float">
            <text:p>1857</text:p>
          </table:table-cell>
          <table:table-cell table:style-name="ce4" table:formula="of:=[.E23]+[.H23]" office:value-type="float" office:value="12035" calcext:value-type="float">
            <text:p>12035</text:p>
          </table:table-cell>
          <table:table-cell table:formula="of:=12597-[.E7]" office:value-type="float" office:value="562" calcext:value-type="float">
            <text:p>562</text:p>
          </table:table-cell>
          <table:table-cell office:value-type="float" office:value="163.066847086" calcext:value-type="float">
            <text:p>163,066847086</text:p>
          </table:table-cell>
          <table:table-cell office:value-type="float" office:value="3.65312600136" calcext:value-type="float">
            <text:p>3,65312600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7531952052076" calcext:value-type="float">
            <text:p>96,75</text:p>
          </table:table-cell>
          <table:table-cell table:style-name="ce3" table:formula="of:=([.F8]/12597)*100" office:value-type="float" office:value="3.24680479479241" calcext:value-type="float">
            <text:p>3,2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88" calcext:value-type="float">
            <text:p>12188</text:p>
          </table:table-cell>
          <table:table-cell table:formula="of:=12597-[.E8]" office:value-type="float" office:value="409" calcext:value-type="float">
            <text:p>409</text:p>
          </table:table-cell>
          <table:table-cell office:value-type="float" office:value="205.4034338" calcext:value-type="float">
            <text:p>205,4034338</text:p>
          </table:table-cell>
          <table:table-cell office:value-type="float" office:value="23.917222023" calcext:value-type="float">
            <text:p>23,91722202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165991902834" calcext:value-type="float">
            <text:p>97,17</text:p>
          </table:table-cell>
          <table:table-cell table:style-name="ce3" table:formula="of:=([.F9]/12597)*100" office:value-type="float" office:value="2.83400809716599" calcext:value-type="float">
            <text:p>2,83</text:p>
          </table:table-cell>
          <table:table-cell office:value-type="float" office:value="1992" calcext:value-type="float">
            <text:p>1992</text:p>
          </table:table-cell>
          <table:table-cell table:style-name="ce4" table:formula="of:=[.E25]+[.H25]" office:value-type="float" office:value="12240" calcext:value-type="float">
            <text:p>12240</text:p>
          </table:table-cell>
          <table:table-cell table:formula="of:=12597-[.E9]" office:value-type="float" office:value="357" calcext:value-type="float">
            <text:p>357</text:p>
          </table:table-cell>
          <table:table-cell office:value-type="float" office:value="150.621090174" calcext:value-type="float">
            <text:p>150,621090174</text:p>
          </table:table-cell>
          <table:table-cell office:value-type="float" office:value="3.92548489571" calcext:value-type="float">
            <text:p>3,92548489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7770103993014" calcext:value-type="float">
            <text:p>96,78</text:p>
          </table:table-cell>
          <table:table-cell table:style-name="ce3" table:formula="of:=([.F10]/12597)*100" office:value-type="float" office:value="3.22298960069858" calcext:value-type="float">
            <text:p>3,22</text:p>
          </table:table-cell>
          <table:table-cell office:value-type="float" office:value="1719" calcext:value-type="float">
            <text:p>1719</text:p>
          </table:table-cell>
          <table:table-cell table:style-name="ce4" table:formula="of:=[.E26]+[.H26]" office:value-type="float" office:value="12191" calcext:value-type="float">
            <text:p>12191</text:p>
          </table:table-cell>
          <table:table-cell table:formula="of:=12597-[.E10]" office:value-type="float" office:value="406" calcext:value-type="float">
            <text:p>406</text:p>
          </table:table-cell>
          <table:table-cell office:value-type="float" office:value="95.3434319496" calcext:value-type="float">
            <text:p>95,3434319496</text:p>
          </table:table-cell>
          <table:table-cell office:value-type="float" office:value="3.40105295181" calcext:value-type="float">
            <text:p>3,40105295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6026037945543" calcext:value-type="float">
            <text:p>97,60</text:p>
          </table:table-cell>
          <table:table-cell table:style-name="ce3" table:formula="of:=([.F11]/12597)*100" office:value-type="float" office:value="2.39739620544574" calcext:value-type="float">
            <text:p>2,40</text:p>
          </table:table-cell>
          <table:table-cell office:value-type="float" office:value="1825" calcext:value-type="float">
            <text:p>1825</text:p>
          </table:table-cell>
          <table:table-cell table:style-name="ce4" table:formula="of:=[.E27]+[.H27]" office:value-type="float" office:value="12295" calcext:value-type="float">
            <text:p>12295</text:p>
          </table:table-cell>
          <table:table-cell table:formula="of:=12597-[.E11]" office:value-type="float" office:value="302" calcext:value-type="float">
            <text:p>302</text:p>
          </table:table-cell>
          <table:table-cell office:value-type="float" office:value="95.4277369976" calcext:value-type="float">
            <text:p>95,4277369976</text:p>
          </table:table-cell>
          <table:table-cell office:value-type="float" office:value="3.60711407661" calcext:value-type="float">
            <text:p>3,60711407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5404461379694" calcext:value-type="float">
            <text:p>96,540446138</text:p>
          </table:table-cell>
          <table:table-cell table:formula="of:=AVERAGE([.C2:.C11])" office:value-type="float" office:value="3.45955386203064" calcext:value-type="float">
            <text:p>3,459553862</text:p>
          </table:table-cell>
          <table:table-cell table:formula="of:=SUM([.D2:.D11])/10" office:value-type="float" office:value="3029.8" calcext:value-type="float">
            <text:p>3029,8</text:p>
          </table:table-cell>
          <table:table-cell table:formula="of:=AVERAGE([.E2:.E11])" office:value-type="float" office:value="12161.2" calcext:value-type="float">
            <text:p>12161,2</text:p>
          </table:table-cell>
          <table:table-cell table:formula="of:=AVERAGE([.F2:.F11])" office:value-type="float" office:value="435.8" calcext:value-type="float">
            <text:p>435,8</text:p>
          </table:table-cell>
          <table:table-cell table:formula="of:=SUM([.G2:.G11])/10" office:value-type="float" office:value="136.85759823327" calcext:value-type="float">
            <text:p>136,8575982333</text:p>
          </table:table-cell>
          <table:table-cell table:formula="of:=SUM([.H2:.H11])/10" office:value-type="float" office:value="5.868180322645" calcext:value-type="float">
            <text:p>5,868180322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40517583551639" calcext:value-type="float">
            <text:p>0,240517583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4.5" calcext:value-type="float">
            <text:p>5674,5</text:p>
          </table:table-cell>
          <table:table-cell table:formula="of:=AVERAGE([.G18:.G27])" office:value-type="float" office:value="188.2" calcext:value-type="float">
            <text:p>188,2</text:p>
          </table:table-cell>
          <table:table-cell/>
          <table:table-cell office:value-type="float" office:value="5720" calcext:value-type="float">
            <text:p>5720</text:p>
          </table:table-cell>
          <table:table-cell office:value-type="float" office:value="347" calcext:value-type="float">
            <text:p>347</text:p>
          </table:table-cell>
          <table:table-cell office:value-type="float" office:value="172" calcext:value-type="float">
            <text:p>172</text:p>
          </table:table-cell>
          <table:table-cell table:formula="of:=12597-SUM([.E18:.G18])" office:value-type="float" office:value="6358" calcext:value-type="float">
            <text:p>63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47.6" calcext:value-type="float">
            <text:p>247,6</text:p>
          </table:table-cell>
          <table:table-cell table:formula="of:=AVERAGE([.H18:.H27])" office:value-type="float" office:value="6486.7" calcext:value-type="float">
            <text:p>6486,7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503" calcext:value-type="float">
            <text:p>503</text:p>
          </table:table-cell>
          <table:table-cell office:value-type="float" office:value="61" calcext:value-type="float">
            <text:p>61</text:p>
          </table:table-cell>
          <table:table-cell table:formula="of:=12597-SUM([.E19:.G19])" office:value-type="float" office:value="6239" calcext:value-type="float">
            <text:p>62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6" calcext:value-type="float">
            <text:p>5666</text:p>
          </table:table-cell>
          <table:table-cell office:value-type="float" office:value="347" calcext:value-type="float">
            <text:p>347</text:p>
          </table:table-cell>
          <table:table-cell office:value-type="float" office:value="165" calcext:value-type="float">
            <text:p>165</text:p>
          </table:table-cell>
          <table:table-cell table:formula="of:=12597-SUM([.E20:.G20])" office:value-type="float" office:value="6419" calcext:value-type="float">
            <text:p>641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4.5" calcext:value-type="float">
            <text:p>5674,5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table:formula="of:=12597-SUM([.E21:.G21])" office:value-type="float" office:value="6632" calcext:value-type="float">
            <text:p>66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47.6" calcext:value-type="float">
            <text:p>247,6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formula="of:=12597-SUM([.E22:.G22])" office:value-type="float" office:value="6706" calcext:value-type="float">
            <text:p>670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8.2" calcext:value-type="float">
            <text:p>188,2</text:p>
          </table:table-cell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40" calcext:value-type="float">
            <text:p>40</text:p>
          </table:table-cell>
          <table:table-cell office:value-type="float" office:value="522" calcext:value-type="float">
            <text:p>522</text:p>
          </table:table-cell>
          <table:table-cell table:formula="of:=12597-SUM([.E23:.G23])" office:value-type="float" office:value="6705" calcext:value-type="float">
            <text:p>670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86.7" calcext:value-type="float">
            <text:p>6486,7</text:p>
          </table:table-cell>
          <table:table-cell table:number-columns-repeated="2"/>
          <table:table-cell office:value-type="float" office:value="5709" calcext:value-type="float">
            <text:p>5709</text:p>
          </table:table-cell>
          <table:table-cell office:value-type="float" office:value="288" calcext:value-type="float">
            <text:p>288</text:p>
          </table:table-cell>
          <table:table-cell office:value-type="float" office:value="121" calcext:value-type="float">
            <text:p>121</text:p>
          </table:table-cell>
          <table:table-cell table:formula="of:=12597-SUM([.E24:.G24])" office:value-type="float" office:value="6479" calcext:value-type="float">
            <text:p>64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90" calcext:value-type="float">
            <text:p>290</text:p>
          </table:table-cell>
          <table:table-cell office:value-type="float" office:value="67" calcext:value-type="float">
            <text:p>67</text:p>
          </table:table-cell>
          <table:table-cell table:formula="of:=12597-SUM([.E25:.G25])" office:value-type="float" office:value="6408" calcext:value-type="float">
            <text:p>640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8" calcext:value-type="float">
            <text:p>5828</text:p>
          </table:table-cell>
          <table:table-cell office:value-type="float" office:value="341" calcext:value-type="float">
            <text:p>341</text:p>
          </table:table-cell>
          <table:table-cell office:value-type="float" office:value="65" calcext:value-type="float">
            <text:p>65</text:p>
          </table:table-cell>
          <table:table-cell table:formula="of:=12597-SUM([.E26:.G26])" office:value-type="float" office:value="6363" calcext:value-type="float">
            <text:p>63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7" calcext:value-type="float">
            <text:p>5737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table:formula="of:=12597-SUM([.E27:.G27])" office:value-type="float" office:value="6558" calcext:value-type="float">
            <text:p>655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5404461379694" calcext:value-type="float">
            <text:p>0,9654044614</text:p>
          </table:table-cell>
          <table:table-cell table:number-columns-repeated="2"/>
          <table:table-cell table:formula="of:=SUM([.E18:.E27])/10" office:value-type="float" office:value="5674.5" calcext:value-type="float">
            <text:p>5674,5</text:p>
          </table:table-cell>
          <table:table-cell table:formula="of:=SUM([.F18:.F27])/10" office:value-type="float" office:value="247.6" calcext:value-type="float">
            <text:p>247,6</text:p>
          </table:table-cell>
          <table:table-cell table:formula="of:=SUM([.G18:.G27])/10" office:value-type="float" office:value="188.2" calcext:value-type="float">
            <text:p>188,2</text:p>
          </table:table-cell>
          <table:table-cell table:formula="of:=SUM([.H18:.H27])/10" office:value-type="float" office:value="6486.7" calcext:value-type="float">
            <text:p>6486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45955386203064" calcext:value-type="float">
            <text:p>0,0345955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898749722824" calcext:value-type="float">
            <text:p>0,9678987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3233001202798" calcext:value-type="float">
            <text:p>0,96323300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21:16.8444321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4S</meta:editing-duration>
    <meta:editing-cycles>10</meta:editing-cycles>
    <meta:generator>LibreOffice/5.1.6.2$Linux_X86_64 LibreOffice_project/10m0$Build-2</meta:generator>
    <dc:date>2018-01-21T19:22:17.180793315</dc:date>
    <meta:document-statistic meta:table-count="1" meta:cell-count="177" meta:object-count="0"/>
  </office:meta>
</office:document-meta>
</file>